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65c" officeooo:paragraph-rsid="0015465c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rithmetic Comparison</text:p>
      <text:p text:style-name="Preformatted_20_Text"/>
      <text:p text:style-name="Preformatted_20_Text">1) Write a program to demonstrate the use of not equal to operator.</text:p>
      <text:p text:style-name="P2"><text:s text:c="3"/>Hint: -ne</text:p>
      <text:p text:style-name="Standard"/>
      <text:p text:style-name="Standard">god@god:~/Desktop$ cat &gt; test2.txt</text:p>
      <text:p text:style-name="Standard">HELLO THIS IS MY FILE </text:p>
      <text:p text:style-name="Standard">^C</text:p>
      <text:p text:style-name="Standard">god@god:~/Desktop$ gedit assignment4_2.sh &amp;</text:p>
      <text:p text:style-name="Standard">[1] 60671</text:p>
      <text:p text:style-name="Standard">god@god:~/Desktop$ chmod +x assignment4_2.sh</text:p>
      <text:p text:style-name="Standard">god@god:~/Desktop$ ./assignment4_2.sh</text:p>
      <text:p text:style-name="Standard">Enter the file name <text:s/>test2.txt</text:p>
      <text:p text:style-name="Standard"><text:s/>The word count in the file is 5 </text:p>
      <text:p text:style-name="Standard">god@god:~/Desktop$ cat &gt; test2.txt</text:p>
      <text:p text:style-name="Standard">^C</text:p>
      <text:p text:style-name="Standard">god@god:~/Desktop$ ./assignment4_2.sh</text:p>
      <text:p text:style-name="Standard">Enter the file name <text:s/>test2.txt</text:p>
      <text:p text:style-name="Standard"><text:s/>No words in the file </text:p>
      <text:p text:style-name="Standard"/>
      <text:p text:style-name="P1">CONTENTS IN FILE “assignment4_2.sh”</text:p>
      <text:p text:style-name="P1"/>
      <text:p text:style-name="P1">#!/bin/bash</text:p>
      <text:p text:style-name="P1"/>
      <text:p text:style-name="P1">read -p "Enter the file name <text:s/>" file</text:p>
      <text:p text:style-name="P1">x=`cat $file | wc -w`</text:p>
      <text:p text:style-name="P1">if [ $x -ne 0 ]; then</text:p>
      <text:p text:style-name="P1">echo " The word count in the file is $x "</text:p>
      <text:p text:style-name="P1">else</text:p>
      <text:p text:style-name="P1">echo " No words in the file "</text:p>
      <text:p text:style-name="P1">fi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1T18:23:51.310581843</meta:creation-date>
    <dc:date>2023-10-05T20:18:29.422265698</dc:date>
    <meta:editing-duration>PT1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115" meta:character-count="679" meta:non-whitespace-character-count="579"/>
  </office:meta>
</office:document-meta>
</file>